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fo:keep-together="always"/>
    </style:style>
    <style:style style:name="Tab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37">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data-style-name="N37">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data-style-name="N37">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data-style-name="N37">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data-style-name="N37">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3" style:family="table">
      <style:table-properties style:width="11.934cm" table:align="right" style:writing-mode="lr-tb"/>
    </style:style>
    <style:style style:name="Table3.A" style:family="table-column">
      <style:table-column-properties style:column-width="6.906cm"/>
    </style:style>
    <style:style style:name="Table3.B" style:family="table-column">
      <style:table-column-properties style:column-width="5.02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10">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data-style-name="N11">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GB"/>
    </style:style>
    <style:style style:name="P7" style:family="paragraph" style:parent-style-name="Text_20_body">
      <style:text-properties officeooo:paragraph-rsid="0009a27f"/>
    </style:style>
    <style:style style:name="P8" style:family="paragraph" style:parent-style-name="Text_20_body">
      <style:text-properties officeooo:rsid="0019cc0c" officeooo:paragraph-rsid="0009a27f"/>
    </style:style>
    <style:style style:name="P9" style:family="paragraph" style:parent-style-name="Text_20_body">
      <style:text-properties officeooo:rsid="001a84c3" officeooo:paragraph-rsid="0009a27f"/>
    </style:style>
    <style:style style:name="P10" style:family="paragraph" style:parent-style-name="Text_20_body">
      <style:text-properties officeooo:rsid="001b7a15" officeooo:paragraph-rsid="0009a27f"/>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nap-to-layout-grid="false"/>
      <style:text-properties fo:language="fi" fo:country="FI"/>
    </style:style>
    <style:style style:name="P13"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5" style:family="paragraph" style:parent-style-name="Text_20_body">
      <style:paragraph-properties fo:margin-left="0cm" fo:margin-right="0cm" fo:margin-top="0cm" fo:margin-bottom="0cm" style:contextual-spacing="false" fo:text-indent="0cm" style:auto-text-indent="false" style:snap-to-layout-grid="false"/>
    </style:style>
    <style:style style:name="P16" style:family="paragraph" style:parent-style-name="Sisennetty_20_teksti">
      <style:paragraph-properties fo:margin-left="0cm" fo:margin-right="0cm" fo:text-indent="0cm" style:auto-text-indent="false"/>
    </style:style>
    <style:style style:name="P17" style:family="paragraph" style:parent-style-name="Text_20_body">
      <style:paragraph-properties fo:margin-left="-0.076cm" fo:margin-right="0cm" fo:text-indent="0cm" style:auto-text-indent="false" style:snap-to-layout-grid="false"/>
      <style:text-properties fo:language="fi" fo:country="FI"/>
    </style:style>
    <style:style style:name="P18"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style:font-size-asian="10pt" style:font-size-complex="10pt"/>
    </style:style>
    <style:style style:name="P21" style:family="paragraph" style:parent-style-name="Table_20_Contents">
      <style:text-properties fo:font-size="10pt" fo:font-weight="bold" style:font-size-asian="10pt" style:font-weight-asian="bold" style:font-size-complex="10pt" style:font-weight-complex="bold"/>
    </style:style>
    <style:style style:name="P22" style:family="paragraph" style:parent-style-name="Table">
      <style:paragraph-properties fo:keep-with-next="always"/>
    </style:style>
    <style:style style:name="P23" style:family="paragraph" style:parent-style-name="Text_20_body">
      <style:paragraph-properties fo:margin-left="4.156cm" fo:margin-right="0cm" fo:text-indent="0cm" style:auto-text-indent="false"/>
    </style:style>
    <style:style style:name="P24" style:family="paragraph" style:parent-style-name="Standard">
      <style:text-properties fo:language="en" fo:country="US"/>
    </style:style>
    <style:style style:name="P2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6"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7"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8" style:family="paragraph" style:parent-style-name="Text_20_body">
      <style:paragraph-properties fo:margin-left="-0.076cm" fo:margin-right="0cm" fo:text-indent="0cm" style:auto-text-indent="false" style:snap-to-layout-grid="false"/>
      <style:text-properties fo:language="fi" fo:country="FI" officeooo:rsid="0009a27f" officeooo:paragraph-rsid="0009a27f"/>
    </style:style>
    <style:style style:name="P29" style:family="paragraph" style:parent-style-name="Text_20_body">
      <style:paragraph-properties fo:margin-left="0cm" fo:margin-right="0cm" fo:text-indent="0cm" style:auto-text-indent="false" style:snap-to-layout-grid="false"/>
      <style:text-properties fo:language="fi" fo:country="FI" officeooo:rsid="0009a27f" officeooo:paragraph-rsid="0009a27f"/>
    </style:style>
    <style:style style:name="P30"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09a27f" officeooo:paragraph-rsid="0009a27f"/>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fo:language="en" fo:country="US" officeooo:rsid="0009a27f" officeooo:paragraph-rsid="0009a27f"/>
    </style:style>
    <style:style style:name="P34" style:family="paragraph" style:parent-style-name="Text_20_body">
      <style:paragraph-properties fo:text-align="justify" style:justify-single-word="false"/>
      <style:text-properties fo:language="en" fo:country="US" officeooo:paragraph-rsid="000aa263"/>
    </style:style>
    <style:style style:name="P35" style:family="paragraph" style:parent-style-name="Text_20_body">
      <style:text-properties officeooo:paragraph-rsid="000aa263"/>
    </style:style>
    <style:style style:name="P36" style:family="paragraph" style:parent-style-name="Heading_20_1">
      <style:text-properties fo:language="en" fo:country="US"/>
    </style:style>
    <style:style style:name="P37" style:family="paragraph" style:parent-style-name="Heading_20_1">
      <style:paragraph-properties fo:break-before="page"/>
    </style:style>
    <style:style style:name="P38" style:family="paragraph" style:parent-style-name="Heading_20_2">
      <style:text-properties fo:language="en" fo:country="US"/>
    </style:style>
    <style:style style:name="P39" style:family="paragraph" style:parent-style-name="Heading_20_3">
      <style:text-properties officeooo:rsid="0019cc0c" officeooo:paragraph-rsid="0009a27f"/>
    </style:style>
    <style:style style:name="P40" style:family="paragraph" style:parent-style-name="Heading_20_3">
      <style:text-properties officeooo:rsid="001aff8b" officeooo:paragraph-rsid="0009a27f"/>
    </style:style>
    <style:style style:name="P41" style:family="paragraph" style:parent-style-name="Heading_20_3">
      <style:text-properties fo:language="en" fo:country="US"/>
    </style:style>
    <style:style style:name="P42" style:family="paragraph" style:parent-style-name="Otsikko_20__28_numeroimaton_29_" style:list-style-name="WW8StyleNum"/>
    <style:style style:name="P43" style:family="paragraph" style:parent-style-name="Otsikko_20__28_numeroimaton_29_" style:master-page-name="First_20_Page">
      <style:paragraph-properties style:page-number="auto"/>
      <style:text-properties fo:language="fi" fo:country="FI"/>
    </style:style>
    <style:style style:name="P44" style:family="paragraph" style:parent-style-name="Sisennetty_20_teksti" style:list-style-name="L3"/>
    <style:style style:name="T1" style:family="text">
      <style:text-properties officeooo:rsid="000a644a"/>
    </style:style>
    <style:style style:name="T2" style:family="text">
      <style:text-properties fo:language="fi" fo:country="FI"/>
    </style:style>
    <style:style style:name="T3" style:family="text">
      <style:text-properties fo:font-size="12pt" style:font-size-asian="12pt" style:font-size-complex="12pt"/>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officeooo:rsid="0019cc0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variant="normal" fo:text-transform="none" fo:language="en" fo:country="US"/>
    </style:style>
    <style:style style:name="T10" style:family="text">
      <style:text-properties officeooo:rsid="0019cc0c"/>
    </style:style>
    <style:style style:name="T11" style:family="text">
      <style:text-properties officeooo:rsid="001c193a"/>
    </style:style>
    <style:style style:name="T12" style:family="text">
      <style:text-properties officeooo:rsid="001a84c3"/>
    </style:style>
    <style:style style:name="T13" style:family="text">
      <style:text-properties officeooo:rsid="001aff8b"/>
    </style:style>
    <style:style style:name="T14" style:family="text">
      <style:text-properties officeooo:rsid="001b7a15"/>
    </style:style>
    <style:style style:name="T15" style:family="text">
      <style:text-properties officeooo:rsid="0009a27f"/>
    </style:style>
    <style:style style:name="T16" style:family="text">
      <style:text-properties officeooo:rsid="000aa263"/>
    </style:style>
    <style:style style:name="T17" style:family="text">
      <style:text-properties officeooo:rsid="000b633a"/>
    </style:style>
    <style:style style:name="T18" style:family="text">
      <style:text-properties officeooo:rsid="000cf3e5"/>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4479528" text:style-name="WW8StyleNum">
        <text:list-header>
          <text:p text:style-name="P43"/>
        </text:list-header>
      </text:list>
      <text:p text:style-name="P2"/>
      <text:p text:style-name="P2"/>
      <text:p text:style-name="P2"/>
      <text:p text:style-name="P2"/>
      <text:p text:style-name="P2"/>
      <text:p text:style-name="P2"/>
      <text:list xml:id="list35261523"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text:span text:style-name="T1">3</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4">TUT</text:p>
          </table:table-cell>
          <table:table-cell table:style-name="Taulukko1.A1" office:value-type="string">
            <text:p text:style-name="P14">Department of Computer Systems</text:p>
          </table:table-cell>
          <table:table-cell table:style-name="Taulukko1.C1" office:value-type="string">
            <text:p text:style-name="P14">TKT-2527 Project Work</text:p>
          </table:table-cell>
        </table:table-row>
        <table:table-row>
          <table:table-cell table:style-name="Taulukko1.A2" table:number-columns-spanned="3" office:value-type="string">
            <text:p text:style-name="P14">Author: Joni-Matti Määttä</text:p>
          </table:table-cell>
          <table:covered-table-cell/>
          <table:covered-table-cell/>
        </table:table-row>
        <table:table-row>
          <table:table-cell table:style-name="Taulukko1.A3" table:number-columns-spanned="3" office:value-type="string">
            <text:p text:style-name="P14">Joni-Matti Määttä, joni-matti.maatta@tut.fi</text:p>
          </table:table-cell>
          <table:covered-table-cell/>
          <table:covered-table-cell/>
        </table:table-row>
        <table:table-row>
          <table:table-cell table:style-name="Taulukko1.A4" table:number-columns-spanned="3" office:value-type="string">
            <text:p text:style-name="P14">Mikko Honkonen, mikko.honkonen@tut.fi</text:p>
          </table:table-cell>
          <table:covered-table-cell/>
          <table:covered-table-cell/>
        </table:table-row>
        <table:table-row>
          <table:table-cell table:style-name="Taulukko1.A4" table:number-columns-spanned="3" office:value-type="string">
            <text:p text:style-name="P14">Tommi Korhonen, tommi.korhonen@tut.fi</text:p>
          </table:table-cell>
          <table:covered-table-cell/>
          <table:covered-table-cell/>
        </table:table-row>
        <table:table-row>
          <table:table-cell table:style-name="Taulukko1.A6" table:number-columns-spanned="3" office:value-type="string">
            <text:p text:style-name="P14"/>
          </table:table-cell>
          <table:covered-table-cell/>
          <table:covered-table-cell/>
        </table:table-row>
        <table:table-row>
          <table:table-cell table:style-name="Taulukko1.A7" table:number-columns-spanned="2" office:value-type="string">
            <text:p text:style-name="P14">Document State: Final</text:p>
          </table:table-cell>
          <table:covered-table-cell/>
          <table:table-cell table:style-name="Taulukko1.A2" office:value-type="string">
            <text:p text:style-name="P15"><text:span text:style-name="T2">Modified: </text:span><text:span text:style-name="T2"><text:modification-date style:data-style-name="N84">2013-04-30</text:modification-date></text:span></text:p>
          </table:table-cell>
        </table:table-row>
      </table:table>
      <text:list xml:id="list35258906"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8">Version</text:p>
            </table:table-cell>
            <table:table-cell table:style-name="Taulukko2.A1" office:value-type="string">
              <text:p text:style-name="P14">Date</text:p>
            </table:table-cell>
            <table:table-cell table:style-name="Taulukko2.A1" office:value-type="string">
              <text:p text:style-name="P14">Author(s)</text:p>
            </table:table-cell>
            <table:table-cell table:style-name="Taulukko2.A1" office:value-type="string">
              <text:p text:style-name="P14">Summary of Changes</text:p>
            </table:table-cell>
          </table:table-row>
        </table:table-header-rows>
        <table:table-row table:style-name="Taulukko2.1">
          <table:table-cell table:style-name="Taulukko2.A2" office:value-type="string">
            <text:p text:style-name="P17">0.1</text:p>
          </table:table-cell>
          <table:table-cell table:style-name="Taulukko2.B2" office:value-type="date" office:date-value="2013-04-10">
            <text:p text:style-name="P12">2013-04-10</text:p>
          </table:table-cell>
          <table:table-cell table:style-name="Taulukko2.A2" office:value-type="string">
            <text:p text:style-name="P12">T. Korhonen</text:p>
          </table:table-cell>
          <table:table-cell table:style-name="Taulukko2.A2" office:value-type="string">
            <text:p text:style-name="P13">Used document ”Project Plan.odt” as a template and modified it to Final Report.</text:p>
          </table:table-cell>
        </table:table-row>
        <table:table-row table:style-name="Taulukko2.1">
          <table:table-cell table:style-name="Taulukko2.A2" office:value-type="string">
            <text:p text:style-name="P17">0.2</text:p>
          </table:table-cell>
          <table:table-cell table:style-name="Taulukko2.B2" office:value-type="date" office:date-value="2013-04-24">
            <text:p text:style-name="P12">2013-04-24</text:p>
          </table:table-cell>
          <table:table-cell table:style-name="Taulukko2.A2" office:value-type="string">
            <text:p text:style-name="P13">T. Korhonen</text:p>
          </table:table-cell>
          <table:table-cell table:style-name="Taulukko2.A2" office:value-type="string">
            <text:p text:style-name="P12">Added content to chapters 1 and 4.</text:p>
          </table:table-cell>
        </table:table-row>
        <table:table-row table:style-name="Taulukko2.1">
          <table:table-cell table:style-name="Taulukko2.A2" office:value-type="string">
            <text:p text:style-name="P28">0.3</text:p>
          </table:table-cell>
          <table:table-cell table:style-name="Taulukko2.A2" office:value-type="string">
            <text:p text:style-name="P29">2013-04-30</text:p>
          </table:table-cell>
          <table:table-cell table:style-name="Taulukko2.A2" office:value-type="string">
            <text:p text:style-name="P30">J.-M. Määttä</text:p>
          </table:table-cell>
          <table:table-cell table:style-name="Taulukko2.A2" office:value-type="string">
            <text:p text:style-name="P29">Added content to chapters 3, <text:span text:style-name="T18">4 and 5</text:span>.</text:p>
          </table:table-cell>
        </table:table-row>
      </table:table>
      <text:list xml:id="list35270090" text:continue-numbering="true" text:style-name="WW8StyleNum">
        <text:list-header>
          <text:p text:style-name="P42">Acceptance signatures</text:p>
        </text:list-header>
      </text:list>
      <text:p text:style-name="Text_20_body"/>
      <text:p text:style-name="Text_20_body">TODO<text:line-break/><text:line-break/><text:span text:style-name="T4">Reserve place for signatures, prepare clarification of signatures beforehand</text:span></text:p>
      <text:p text:style-name="P5">Expected credit units </text:p>
      <text:list xml:id="list35281441" text:continue-numbering="true" text:style-name="WW8StyleNum">
        <text:list-header>
          <text:p text:style-name="Otsikko_20__28_numeroimaton_29_">Executive summary</text:p>
        </text:list-header>
      </text:list>
      <text:p text:style-name="Text_20_body"/>
      <text:p text:style-name="Text_20_body">TODO</text:p>
      <text:p text:style-name="P6">An executive summary contains the key topics for the whole document. Do not summarize the table of content but the <text:span text:style-name="T7">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5">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35259285"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5">1. <text:s text:c="2"/>Introduction<text:tab/>7</text:p>
          <text:p text:style-name="P26">1.1 <text:s text:c="2"/>Overview<text:tab/>7</text:p>
          <text:p text:style-name="P26">1.2 <text:s text:c="2"/>Target and Scope of the Document<text:tab/>7</text:p>
          <text:p text:style-name="P26">1.3 <text:s text:c="2"/>Structure of the Document<text:tab/>7</text:p>
          <text:p text:style-name="P25">2. <text:s text:c="2"/>Project Organization<text:tab/>8</text:p>
          <text:p text:style-name="P26">2.1 <text:s text:c="2"/>Project Members<text:tab/>8</text:p>
          <text:p text:style-name="P26">2.2 <text:s text:c="2"/>Client<text:tab/>8</text:p>
          <text:p text:style-name="P26">2.3 <text:s text:c="2"/>Other Interest Groups<text:tab/>8</text:p>
          <text:p text:style-name="P25">3. <text:s text:c="2"/>Summary of the planned project<text:tab/>9</text:p>
          <text:p text:style-name="P26">3.1 <text:s text:c="2"/>Project Background<text:tab/>9</text:p>
          <text:p text:style-name="P26">3.2 <text:s text:c="2"/>Project Objectives<text:tab/>9</text:p>
          <text:p text:style-name="P27">3.2.1 <text:s text:c="2"/>The Objectives of Different Interest Groups<text:tab/>9</text:p>
          <text:p text:style-name="P27">3.2.2 <text:s text:c="2"/>Technical Objectives<text:tab/>9</text:p>
          <text:p text:style-name="P26">3.3 <text:s text:c="2"/>Deliverables<text:tab/>9</text:p>
          <text:p text:style-name="P27">3.3.1 <text:s text:c="2"/>Reports and Documentation<text:tab/>10</text:p>
          <text:p text:style-name="P27">3.3.2 <text:s text:c="2"/>Qt Implementation of the Tool (C1)<text:tab/>11</text:p>
          <text:p text:style-name="P27">3.3.3 <text:s text:c="2"/>Presentations<text:tab/>11</text:p>
          <text:p text:style-name="P26">3.4 <text:s text:c="2"/>Planned Timetable<text:tab/>11</text:p>
          <text:p text:style-name="P25">4. <text:s text:c="2"/>Realized project implementation<text:tab/>12</text:p>
          <text:p text:style-name="P26">4.1 <text:s text:c="2"/>Implementation Steps<text:tab/>12</text:p>
          <text:p text:style-name="P26">4.2 <text:s text:c="2"/>Deliverables<text:tab/>12</text:p>
          <text:p text:style-name="P26">4.3 <text:s text:c="2"/>Project Management<text:tab/>12</text:p>
          <text:p text:style-name="P27">4.3.1 <text:s text:c="2"/>Project Meetings (internal, with the client)<text:tab/>12</text:p>
          <text:p text:style-name="P27">4.3.2 <text:s text:c="2"/>Monthly <text:s/>Reports<text:tab/>12</text:p>
          <text:p text:style-name="P27">4.3.3 <text:s text:c="2"/>Inspections<text:tab/>13</text:p>
          <text:p text:style-name="P26">4.4 <text:s text:c="2"/>Timetable and Workload<text:tab/>13</text:p>
          <text:p text:style-name="P26">4.5 <text:s text:c="2"/>Budget<text:tab/>13</text:p>
          <text:p text:style-name="P25">5. <text:s text:c="2"/>Project Conclusions<text:tab/>14</text:p>
          <text:p text:style-name="P26">5.1 <text:s text:c="2"/>Planned Project vs. Realized Project<text:tab/>14</text:p>
          <text:p text:style-name="P26">5.2 <text:s text:c="2"/>Future Development Needs<text:tab/>14</text:p>
          <text:p text:style-name="P25">6. <text:s text:c="2"/>Project Results (Technical)<text:tab/>15</text:p>
          <text:p text:style-name="P26">6.1 <text:s text:c="2"/>Results<text:tab/>15</text:p>
          <text:p text:style-name="P25"><text:soft-page-break/>7. <text:s text:c="2"/>Expected Credit Units<text:tab/>16</text:p>
          <text:p text:style-name="P26">7.1 <text:s text:c="2"/>Expected Credit Units<text:tab/>16</text:p>
          <text:p text:style-name="P25">8. <text:s text:c="2"/>Comments and Opinions on the Course<text:tab/>17</text:p>
          <text:p text:style-name="P25">9. <text:s text:c="2"/>References<text:tab/>18</text:p>
          <text:p text:style-name="P25">10. <text:s text:c="2"/>Appendices<text:tab/>19</text:p>
          <text:p text:style-name="P26">10.1 <text:s text:c="2"/>Minutes of the Meetings with the Client<text:tab/>19</text:p>
          <text:p text:style-name="P26">10.2 <text:s text:c="2"/>Minutes of the Internal Meetings of the Project Group<text:tab/>19</text:p>
          <text:p text:style-name="P26">10.3 <text:s text:c="2"/>Copies of Monthly Reports<text:tab/>19</text:p>
          <text:p text:style-name="P26">10.4 <text:s text:c="2"/>Copy of the Latest Approved Project Plan<text:tab/>19</text:p>
          <text:p text:style-name="P26">10.5 <text:s text:c="2"/>Written Deliverables<text:tab/>19</text:p>
          <text:p text:style-name="P26">10.6 <text:s text:c="2"/>Examples of the Commented Codes<text:tab/>19</text:p>
          <text:p text:style-name="P26">10.7 <text:s text:c="2"/>Functional and Technical Specifications<text:tab/>19</text:p>
          <text:p text:style-name="P26">10.8 <text:s text:c="2"/>Other<text:tab/>19</text:p>
        </text:index-body>
      </text:table-of-content>
      <text:p text:style-name="P3"/>
      <text:p text:style-name="P2"/>
      <text:p text:style-name="Text_20_body"><text:tab/></text:p>
      <text:h text:style-name="P37"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8">Joni-Matti Määttä<text:line-break/></text:span><text:a xlink:type="simple" xlink:href="mailto:joni-matti.maatta@tut.fi">joni-matti.maatta@tut.fi</text:a></text:p>
      <text:p text:style-name="Text_20_body">Joni-Matti was the project manager and SW architect in the project.</text:p>
      <text:p text:style-name="P4"><text:span text:style-name="T8">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8">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P7">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P7"><text:span text:style-name="T4">Kactus2 is an open-source IP-XACT-based EDA tool which aims for easier product management and development. It is developed in TUT, in the Department of </text:span><text:span text:style-name="T6">Prevasive Computing</text:span><text:span text:style-name="T4">. Dependency management </text:span><text:span text:style-name="T6">was</text:span><text:span text:style-name="T4"> an essential requirement for having an improved workflow in Kactus2.</text:span></text:p>
      <text:p text:style-name="P7"><text:span text:style-name="T4">The purpose of the project </text:span><text:span text:style-name="T6">was</text:span><text:span text:style-name="T4"> to create a dependency analysis tool for Kactus2 in order to resolve dependencies between various source files related to a hardware project. </text:span><text:span text:style-name="T6">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4474411" text:style-name="L1">
        <text:list-item>
          <text:p text:style-name="P31">To finish a whole software development project in schedule (required)</text:p>
        </text:list-item>
        <text:list-item>
          <text:p text:style-name="P31">To have a working product integrated into Kactus2 (requested)</text:p>
        </text:list-item>
        <text:list-item>
          <text:p text:style-name="P31">Learn about project management and scheduling (requested)</text:p>
        </text:list-item>
      </text:list>
      <text:p text:style-name="Text_20_body">The objectives of the client were:</text:p>
      <text:list xml:id="list34478822" text:style-name="L2">
        <text:list-item>
          <text:p text:style-name="P32">The dependency analysis tool should have at least as good usability as Kactus2 itself (requested)</text:p>
        </text:list-item>
        <text:list-item>
          <text:p text:style-name="P32">The tool should improve the user experience and offer features that truly make the use easier (requested)</text:p>
        </text:list-item>
        <text:list-item>
          <text:p text:style-name="P32">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22"><text:span text:style-name="T8">Table </text:span><text:span text:style-name="T8"><text:sequence text:ref-name="refTable0" text:name="Table" text:formula="ooow:Table+1" style:num-format="1">3.1</text:sequence></text:span><text:span text:style-name="T8">:</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1">ID</text:p>
            </table:table-cell>
            <table:table-cell table:style-name="Table1.A1" office:value-type="string">
              <text:p text:style-name="P21">Deliverable Name</text:p>
            </table:table-cell>
            <table:table-cell table:style-name="Table1.A1" office:value-type="string">
              <text:p text:style-name="P21">Type</text:p>
            </table:table-cell>
            <table:table-cell table:style-name="Table1.A1" office:value-type="string">
              <text:p text:style-name="P21">Delivery Week</text:p>
            </table:table-cell>
            <table:table-cell table:style-name="Table1.E1" office:value-type="string">
              <text:p text:style-name="P21">Recipients</text:p>
            </table:table-cell>
          </table:table-row>
        </table:table-header-rows>
        <table:table-row table:style-name="Table1.1">
          <table:table-cell table:style-name="Table1.A9" office:value-type="string">
            <text:p text:style-name="P19">D1</text:p>
          </table:table-cell>
          <table:table-cell table:style-name="Table1.B9" office:value-type="string">
            <text:p text:style-name="P19">Functional specification</text:p>
          </table:table-cell>
          <table:table-cell table:style-name="Table1.C9" office:value-type="string">
            <text:p text:style-name="P19">Document</text:p>
          </table:table-cell>
          <table:table-cell table:style-name="Table1.D9" office:value-type="string">
            <text:p text:style-name="P19">2012 Wk 50</text:p>
          </table:table-cell>
          <table:table-cell table:style-name="Table1.E9" office:value-type="string">
            <text:p text:style-name="P19">Client, assistant</text:p>
          </table:table-cell>
        </table:table-row>
        <table:table-row table:style-name="Table1.1">
          <table:table-cell table:style-name="Table1.A9" office:value-type="string">
            <text:p text:style-name="P19">D2</text:p>
          </table:table-cell>
          <table:table-cell table:style-name="Table1.B9" office:value-type="string">
            <text:p text:style-name="P19">Technical specification</text:p>
          </table:table-cell>
          <table:table-cell table:style-name="Table1.C9" office:value-type="string">
            <text:p text:style-name="P19">Document</text:p>
          </table:table-cell>
          <table:table-cell table:style-name="Table1.D9" office:value-type="string">
            <text:p text:style-name="P19">2013 Wk 2</text:p>
          </table:table-cell>
          <table:table-cell table:style-name="Table1.E9" office:value-type="string">
            <text:p text:style-name="P19">Client, assistant</text:p>
          </table:table-cell>
        </table:table-row>
        <table:table-row table:style-name="Table1.1">
          <table:table-cell table:style-name="Table1.A9" office:value-type="string">
            <text:p text:style-name="P19">C1</text:p>
          </table:table-cell>
          <table:table-cell table:style-name="Table1.B9" office:value-type="string">
            <text:p text:style-name="P20">Qt implementation of the tool</text:p>
          </table:table-cell>
          <table:table-cell table:style-name="Table1.C9" office:value-type="string">
            <text:p text:style-name="P19">Codes</text:p>
          </table:table-cell>
          <table:table-cell table:style-name="Table1.D9" office:value-type="string">
            <text:p text:style-name="P19">2013 Wk 15</text:p>
          </table:table-cell>
          <table:table-cell table:style-name="Table1.E9" office:value-type="string">
            <text:p text:style-name="P19">Client</text:p>
          </table:table-cell>
        </table:table-row>
        <table:table-row table:style-name="Table1.1">
          <table:table-cell table:style-name="Table1.A9" office:value-type="string">
            <text:p text:style-name="P19">FR</text:p>
          </table:table-cell>
          <table:table-cell table:style-name="Table1.B9" office:value-type="string">
            <text:p text:style-name="P19">Final report</text:p>
          </table:table-cell>
          <table:table-cell table:style-name="Table1.C9" office:value-type="string">
            <text:p text:style-name="P19">Document</text:p>
          </table:table-cell>
          <table:table-cell table:style-name="Table1.D9" office:value-type="string">
            <text:p text:style-name="P19">2013 Wk 16</text:p>
          </table:table-cell>
          <table:table-cell table:style-name="Table1.E9" office:value-type="string">
            <text:p text:style-name="P19">Client, assistant</text:p>
          </table:table-cell>
        </table:table-row>
        <table:table-row table:style-name="Table1.1">
          <table:table-cell table:style-name="Table1.A9" office:value-type="string">
            <text:p text:style-name="P19">M1</text:p>
            <text:p text:style-name="P19">M2</text:p>
          </table:table-cell>
          <table:table-cell table:style-name="Table1.B9" office:value-type="string">
            <text:p text:style-name="P19">Monthly status reports 2012 (Nov, Dec)</text:p>
          </table:table-cell>
          <table:table-cell table:style-name="Table1.C9" office:value-type="string">
            <text:p text:style-name="P19">Document</text:p>
          </table:table-cell>
          <table:table-cell table:style-name="Table1.D9" office:value-type="string">
            <text:p text:style-name="P19">2012 Wk 49</text:p>
            <text:p text:style-name="P19">2013 Wk 2</text:p>
          </table:table-cell>
          <table:table-cell table:style-name="Table1.E9" office:value-type="string">
            <text:p text:style-name="P19">Assistant</text:p>
          </table:table-cell>
        </table:table-row>
        <table:table-row table:style-name="Table1.1">
          <table:table-cell table:style-name="Table1.A9" office:value-type="string">
            <text:p text:style-name="P19">M3</text:p>
            <text:p text:style-name="P19">M4</text:p>
            <text:p text:style-name="P19">M5</text:p>
          </table:table-cell>
          <table:table-cell table:style-name="Table1.B9" office:value-type="string">
            <text:p text:style-name="P19">Monthly status reports 2013 (Jan, Feb, Mar)</text:p>
          </table:table-cell>
          <table:table-cell table:style-name="Table1.C9" office:value-type="string">
            <text:p text:style-name="P19"/>
          </table:table-cell>
          <table:table-cell table:style-name="Table1.D9" office:value-type="string">
            <text:p text:style-name="P19">2013 Wk 6</text:p>
            <text:p text:style-name="P19">2013 Wk 10</text:p>
            <text:p text:style-name="P19">2013 Wk 14</text:p>
          </table:table-cell>
          <table:table-cell table:style-name="Table1.E9" office:value-type="string">
            <text:p text:style-name="P19">Assistant</text:p>
          </table:table-cell>
        </table:table-row>
        <table:table-row table:style-name="Table1.1">
          <table:table-cell table:style-name="Table1.A9" office:value-type="string">
            <text:p text:style-name="P19">P1</text:p>
          </table:table-cell>
          <table:table-cell table:style-name="Table1.B9" office:value-type="string">
            <text:p text:style-name="P19">Project plan presentation</text:p>
          </table:table-cell>
          <table:table-cell table:style-name="Table1.C9" office:value-type="string">
            <text:p text:style-name="P19">Presentation</text:p>
          </table:table-cell>
          <table:table-cell table:style-name="Table1.D9" office:value-type="string">
            <text:p text:style-name="P19">2012 Wk 48 </text:p>
          </table:table-cell>
          <table:table-cell table:style-name="Table1.E9" office:value-type="string">
            <text:p text:style-name="P19">Seminar</text:p>
          </table:table-cell>
        </table:table-row>
        <table:table-row table:style-name="Table1.1">
          <table:table-cell table:style-name="Table1.A9" office:value-type="string">
            <text:p text:style-name="P19">P2</text:p>
          </table:table-cell>
          <table:table-cell table:style-name="Table1.B9" office:value-type="string">
            <text:p text:style-name="P20">Final report presentation and live demonstration</text:p>
          </table:table-cell>
          <table:table-cell table:style-name="Table1.C9" office:value-type="string">
            <text:p text:style-name="P20">Presentation + demo</text:p>
          </table:table-cell>
          <table:table-cell table:style-name="Table1.D9" office:value-type="string">
            <text:p text:style-name="P19">2013 Wk 16</text:p>
          </table:table-cell>
          <table:table-cell table:style-name="Table1.E9" office:value-type="string">
            <text:p text:style-name="P19">Seminar</text:p>
          </table:table-cell>
        </table:table-row>
      </table:table>
      <text:p text:style-name="P11"/>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3">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P8">The project was carried out in five distinct steps: functional specification, technical specification, implementation, integration and testing.</text:p>
      <text:h text:style-name="P39" text:outline-level="3"><text:s/><text:tab/>Functional Specification</text:h>
      <text:p text:style-name="P8">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P39" text:outline-level="3"><text:s/><text:tab/>Technical Specification</text:h>
      <text:p text:style-name="P7"><text:span text:style-name="T10">Technical details were defined in the technical specification phase </text:span><text:span text:style-name="T11">to a technical specification document.</text:span><text:span text:style-name="T10"> The most important </text:span><text:span text:style-name="T11">result </text:span><text:span text:style-name="T10">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span></text:p>
      <text:h text:style-name="P39" text:outline-level="3"><text:s/><text:tab/>Implementation</text:h>
      <text:p text:style-name="P7"><text:span text:style-name="T10">The actual tool was developed in the implementation phase.</text:span><text:span text:style-name="T12"> Development was performed in an SVN branch that was made specifically for this project. This way the development of the original Kactus2 did not interfere with the development of the tool.</text:span></text:p>
      <text:p text:style-name="P9">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P7"><text:span text:style-name="T12">Several good decisions were made during the implementation phase. It was possible to use a lot more ready-made components from Qt than was initially planned. </text:span><text:span text:style-name="T13">Reuse of Qt components made it possible to get huge time savings </text:span><text:span text:style-name="T14">from </text:span><text:span text:style-name="T13">implementing some of the core features.</text:span></text:p>
      <text:h text:style-name="P40" text:outline-level="3"><text:soft-page-break/><text:s/><text:tab/>Integration</text:h>
      <text:p text:style-name="P10">After most of the functionality had been implemented, the integration of the tool into the <text:span text:style-name="T15">main Kactus2 repository </text:span>began. This consisted of a merge from the project branch <text:span text:style-name="T15">to trunk </text:span>and <text:span text:style-name="T15">finalizing the integration with the component editor in Kactus2. Integration was straightforward <text:s/>and took only a week in total.</text:span></text:p>
      <text:h text:style-name="P40" text:outline-level="3"><text:s/><text:tab/>Testing</text:h>
      <text:p text:style-name="P33">Large-scale testing began after the integration. A test plan was written in order to execute testing in a planned way. Also, exploratory testing was used to find out special cases and scenarios where the tool would crash or otherwise behave differently as had been specified. Several bug fixes were made, and the user interface and features were fine-tuned to improve the usability of the tool.</text:p>
      <text:h text:style-name="Heading_20_2" text:outline-level="2"><text:s/><text:tab/>Deliverables</text:h>
      <text:p text:style-name="P5">TODO Mikko</text:p>
      <text:p text:style-name="Text_20_body"><text:span text:style-name="T4">-</text:span><text:span text:style-name="T9"> </text:span><text:span text:style-name="T4">Name and define the name, type and contents </text:span><text:span text:style-name="T5">separately for each concrete deliverable</text:span><text:span text:style-name="T4">. Remember to specify each one of the project deliverables!</text:span></text:p>
      <text:p text:style-name="P23"><text:span text:style-name="T4">-</text:span><text:span text:style-name="T9"> </text:span><text:span text:style-name="T4">Write down how and when it was/will be delivered, and to who </text:span></text:p>
      <text:p text:style-name="P23"><text:span text:style-name="T4">-</text:span><text:span text:style-name="T9"> </text:span><text:span text:style-name="T4">Summarize with a table</text:span></text:p>
      <text:h text:style-name="Heading_20_2" text:outline-level="2"><text:s/><text:tab/>Project Management</text:h>
      <text:p text:style-name="Text_20_body">Joni-Matti was the project manager. He arranged meetings with the client and course staff and sent monthly reports.</text:p>
      <text:p text:style-name="P7"><text:span text:style-name="T15">The project was managed using weekly meetings and Redmine project management software at </text:span><text:a xlink:type="simple" xlink:href="http://www.hostedredmine.com/"><text:span text:style-name="T15">www.hostedredmine.com</text:span></text:a><text:span text:style-name="T15">. The purpose of the weekly meetings was to review what had been done on the past week and what will be done in the next week. This made it significantly easier to manage the project and keep it on schedule. Redmine, on the other hand, was an effortless way to track down the time usage and the state of tasks.</text:span></text:p>
      <text:h text:style-name="P41" text:outline-level="3"><text:s/><text:tab/>Project Meetings (internal, with the client)</text:h>
      <text:p text:style-name="P5">Client meetings where held usually twice a month and whenever they seemed necessary. Date and contents are specified for each significant meeting in table XX.</text:p>
      <text:p text:style-name="P5"><text:soft-page-break/>TODO Mikko: Define the date and contents for each significant meeting.</text:p>
      <text:h text:style-name="P41" text:outline-level="3"><text:s/><text:tab/>Monthly <text:s/>Reports</text:h>
      <text:p text:style-name="P5">Status reports of the project were delivered each month on dates specified in table XXX. <text:s/>Monthly reports can be found from appendices.</text:p>
      <text:p text:style-name="P5"/>
      <text:p text:style-name="P22"><text:span text:style-name="T8">Table </text:span><text:span text:style-name="T8"><text:sequence text:ref-name="refTable1" text:name="Table" text:formula="ooow:Table+1" style:num-format="1">4.1</text:sequence></text:span><text:span text:style-name="T8">:</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1">Month</text:p>
            </table:table-cell>
            <table:table-cell table:style-name="Table4.A1" office:value-type="string">
              <text:p text:style-name="P21">Delivery date</text:p>
            </table:table-cell>
            <table:table-cell table:style-name="Table4.C1" office:value-type="string">
              <text:p text:style-name="P21">Recipients</text:p>
            </table:table-cell>
          </table:table-row>
        </table:table-header-rows>
        <table:table-row table:style-name="Table4.1">
          <table:table-cell table:style-name="Table4.A7" office:value-type="string">
            <text:p text:style-name="P19">November</text:p>
          </table:table-cell>
          <table:table-cell table:style-name="Table4.B2" office:value-type="date" office:date-value="2012-12-07">
            <text:p text:style-name="P19">07.12.12</text:p>
          </table:table-cell>
          <table:table-cell table:style-name="Table4.C7" office:value-type="string">
            <text:p text:style-name="P19">Course staff</text:p>
          </table:table-cell>
        </table:table-row>
        <table:table-row table:style-name="Table4.1">
          <table:table-cell table:style-name="Table4.A7" office:value-type="string">
            <text:p text:style-name="P19">December</text:p>
          </table:table-cell>
          <table:table-cell table:style-name="Table4.B3" office:value-type="date" office:date-value="2013-01-13">
            <text:p text:style-name="P19">13.01.13</text:p>
          </table:table-cell>
          <table:table-cell table:style-name="Table4.C7" office:value-type="string">
            <text:p text:style-name="P19">Course staff</text:p>
          </table:table-cell>
        </table:table-row>
        <table:table-row table:style-name="Table4.1">
          <table:table-cell table:style-name="Table4.A7" office:value-type="string">
            <text:p text:style-name="P19">January</text:p>
          </table:table-cell>
          <table:table-cell table:style-name="Table4.B4" office:value-type="date" office:date-value="2013-02-18">
            <text:p text:style-name="P19">18.02.13</text:p>
          </table:table-cell>
          <table:table-cell table:style-name="Table4.C7" office:value-type="string">
            <text:p text:style-name="P19">Course staff</text:p>
          </table:table-cell>
        </table:table-row>
        <table:table-row table:style-name="Table4.1">
          <table:table-cell table:style-name="Table4.A7" office:value-type="string">
            <text:p text:style-name="P19">February</text:p>
          </table:table-cell>
          <table:table-cell table:style-name="Table4.B5" office:value-type="date" office:date-value="2013-03-08">
            <text:p text:style-name="P19">08.03.13</text:p>
          </table:table-cell>
          <table:table-cell table:style-name="Table4.C7" office:value-type="string">
            <text:p text:style-name="P19">Course staff</text:p>
          </table:table-cell>
        </table:table-row>
        <table:table-row table:style-name="Table4.1">
          <table:table-cell table:style-name="Table4.A7" office:value-type="string">
            <text:p text:style-name="P19">March</text:p>
          </table:table-cell>
          <table:table-cell table:style-name="Table4.B6" office:value-type="date" office:date-value="2013-04-05">
            <text:p text:style-name="P19">05.04.13</text:p>
          </table:table-cell>
          <table:table-cell table:style-name="Table4.C7" office:value-type="string">
            <text:p text:style-name="P19">Course staff</text:p>
          </table:table-cell>
        </table:table-row>
        <table:table-row table:style-name="Table4.1">
          <table:table-cell table:style-name="Table4.A7" office:value-type="string">
            <text:p text:style-name="P19">April</text:p>
          </table:table-cell>
          <table:table-cell table:style-name="Table4.B7" office:value-type="string">
            <text:p text:style-name="P19">XXX</text:p>
          </table:table-cell>
          <table:table-cell table:style-name="Table4.C7" office:value-type="string">
            <text:p text:style-name="P19">Course staff</text:p>
          </table:table-cell>
        </table:table-row>
      </table:table>
      <text:p text:style-name="Table"/>
      <text:p text:style-name="P24"/>
      <text:h text:style-name="P41" text:outline-level="3"><text:s/><text:tab/>Inspections</text:h>
      <text:p text:style-name="P5">Results of the work are inspected by the client and the Kactus2 development team as well as the users of the Kactus2.</text:p>
      <text:p text:style-name="P5">XXX??<text:line-break/>TODO Tommi: When, by who, inspection results, resulting work?</text:p>
      <text:h text:style-name="Heading_20_2" text:outline-level="2"><text:s/><text:tab/>Timetable and Workload</text:h>
      <text:p text:style-name="Text_20_body">TODO Joni-Matti: <text:span text:style-name="T4">Define the realised timetable and hours used for each project task. Graphical presentation needed.</text:span></text:p>
      <text:h text:style-name="P38" text:outline-level="2"><text:s/><text:tab/>Budget</text:h>
      <text:p text:style-name="P5">TODO Tommi: What was the released budget? </text:p>
      <text:h text:style-name="Heading_20_1" text:outline-level="1"><text:s/><text:tab/>Project Conclusions</text:h>
      <text:p text:style-name="Sisennetty_20_teksti"/>
      <text:h text:style-name="Heading_20_2" text:outline-level="2"><text:s/><text:tab/>Planned Project vs. Realized Project</text:h>
      <text:p text:style-name="P34"><text:span text:style-name="T16">The project was finished on schedule. However, the realized time usage differed significantly from the planned time schedule, since the project team was able to finish individual tasks in less time than was planned. The project was finished in only xx % of time compared to the planned working hours. </text:span><text:span text:style-name="T17">One large reason for this was implementation decisions made during the project. When the time estimates were made, it was assumed that the table-style widget would have to be made from scratch, but during the implementation phase, it turned out that QTreeView class can be customized to fit to the project needs. This single decision saved at least 50 hours of work. Additional small implementation decisions also caused time savings during the project, summing up to 80 hours of savings in total. The rest of the difference between the planned and realized time usage is explained by simply overestimating the time usage at the beginning. For example, group meetings took less time on the second half of the project since there were not so many things to solve and agree than in the beginning of the project.</text:span></text:p>
      <text:p text:style-name="P34"><text:span text:style-name="T16">There were two risks that came true: sickness and server downtime. Joni-Matti was ill for about </text:span><text:span text:style-name="T17">two </text:span><text:span text:style-name="T16">weeks at the beginning of year 2013. This resulted in a delay of one week to the planned schedule, since the implementation phase could not be started before the architecture and technical specification was ready. </text:span><text:span text:style-name="T17">Fortunately</text:span><text:span text:style-name="T16">, this delay was compensated during the implementation phase by </text:span><text:span text:style-name="T17">the </text:span><text:span text:style-name="T16">implementation decisions that offered huge time savings.</text:span></text:p>
      <text:p text:style-name="P34"><text:span text:style-name="T16">Another realized risk was that Sourceforge and Redmine were sometimes down. Since Sourceforge was used as the version control, it was not possible to commit code or retrieve newest version of the code during the downtime. However, these downtime periods were temporary and usually were fixed in a matter of hours, so they did not cause any impacts to the development. Redmine </text:span><text:span text:style-name="T17">was down only once during the project, but it remained offline for almost one full day. This, however, did not have any impact on the project since the implementation could be continued without access to the project management software.</text:span></text:p>
      <text:p text:style-name="P5">Other differences to the original plan, tasks, deliverables, budget, objectives, changes in project organization, etc. -&gt; what was the reason for the changes?</text:p>
      <text:p text:style-name="P5"><text:soft-page-break/>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3"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3" office:value-type="string">
            <text:p text:style-name="Table_20_Contents">Working hours</text:p>
          </table:table-cell>
          <table:table-cell table:style-name="Table3.B3" office:value-type="percentage" office:value="0.5">
            <text:p text:style-name="Table_20_Contents">50,00%</text:p>
          </table:table-cell>
        </table:table-row>
      </table:table>
      <text:p text:style-name="P5"/>
      <text:h text:style-name="Heading_20_2" text:outline-level="2"><text:s/><text:tab/>Future Development Needs</text:h>
      <text:p text:style-name="Text_20_body">TODO Mikko: <text:span text:style-name="T4">What was not complemented, what is unfinished, what still needs to be done in the future? What tools need to be improved before all the objectives can be met? Etc.</text:span></text:p>
      <text:h text:style-name="Heading_20_1" text:outline-level="1"><text:s/><text:tab/>Project Results (Technical)</text:h>
      <text:p text:style-name="P16"/>
      <text:h text:style-name="Heading_20_2" text:outline-level="2"><text:s/><text:tab/>Results</text:h>
      <text:p text:style-name="P4"><text:span text:style-name="T4">TODO </text:span><text:span text:style-name="T4">Mikko</text:span><text:span text:style-name="T4"><text:line-break/>IF the technical deliverables have been delivered earlier to the client in separate documents, no need to copy&amp;paste all contents of other technical d. However, a short </text:span><text:span text:style-name="T5">summary</text:span><text:span text:style-name="T4"> of the main technical results is needed. You can also present the results in Section: 4.2 Deliverables (by giving a more complete presentation of the deliverables).</text:span></text:p>
      <text:p text:style-name="Text_20_body"><text:span text:style-name="T4">IF no other deliverables (such as technical reports) have been produced separately, then all the project results </text:span><text:span text:style-name="T5">must be reported</text:span><text:span text:style-name="T4"> in here!</text:span></text:p>
      <text:h text:style-name="Heading_20_1" text:outline-level="1"><text:s/><text:tab/>Expected Credit Units</text:h>
      <text:p text:style-name="Sisennetty_20_teksti"/>
      <text:h text:style-name="Heading_20_2" text:outline-level="2"><text:s/><text:tab/>Expected Credit Units</text:h>
      <text:p text:style-name="P35">Taking the amount of time used on the project, the expected credit units are determined to be 6 cp.</text:p>
      <text:p text:style-name="P35">TODO Tommi: <text:span text:style-name="T4">Arguments for justifying the number of units</text:span></text:p>
      <text:h text:style-name="P36" text:outline-level="1"><text:s/><text:tab/>Comments and Opinions on the Course</text:h>
      <text:h text:style-name="Heading_20_1" text:outline-level="1"><text:s/><text:tab/>References</text:h>
      <text:p text:style-name="Sisennetty_20_teksti"/>
      <text:p text:style-name="Sisennetty_20_teksti"/>
      <text:list xml:id="list34458627" text:style-name="L3">
        <text:list-item>
          <text:p text:style-name="P44"><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0a644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text:span text:style-name="MT1">3</text:span></text:p>
      </style:header>
      <style:footer>
        <text:p text:style-name="Footer">Modified: <text:modification-date style:data-style-name="N84">2013-04-30</text:modification-date><text:tab/><text:tab/><text:page-number text:select-page="current">21</text:page-number>/<text:page-count style:num-format="1">2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creation-date>2013-02-27T09:44:36.98</meta:creation-date>
    <dc:language>fi-FI</dc:language>
    <meta:editing-cycles>175</meta:editing-cycles>
    <meta:editing-duration>PT8H1M18S</meta:editing-duration>
    <dc:date>2013-04-30T15:12:00.76</dc:date>
    <meta:document-statistic meta:table-count="5" meta:image-count="0" meta:object-count="0" meta:page-count="21" meta:paragraph-count="295" meta:word-count="3147" meta:character-count="19870" meta:non-whitespace-character-count="17274"/>
    <meta:user-defined meta:name="Info 1"/>
    <meta:user-defined meta:name="Info 2"/>
    <meta:user-defined meta:name="Info 3"/>
    <meta:user-defined meta:name="Info 4"/>
  </office:meta>
</office:document-meta>
</file>